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14.74cm" loext:decorative="false"/>
    </style:style>
    <style:style style:name="gr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7.688cm" fo:min-width="14.74cm" loext:decorative="false"/>
    </style:style>
    <style:style style:name="gr3" style:family="graphic" style:parent-style-name="standard">
      <style:graphic-properties svg:stroke-color="#000000" draw:fill="solid" draw:fill-color="#dee6ef" loext:fill-use-slide-background="false" draw:textarea-horizontal-align="justify" draw:textarea-vertical-align="middle" draw:auto-grow-height="false" fo:min-height="0.703cm" fo:min-width="1.722cm" loext:decorative="false"/>
    </style:style>
    <style:style style:name="gr4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03cm" fo:min-width="1.722cm" loext:decorative="false"/>
    </style:style>
    <style:style style:name="gr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5.465cm" fo:min-width="14.10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7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6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draw:fill-color="#b4c7dc" loext:fill-use-slide-background="false" draw:textarea-horizontal-align="justify" draw:textarea-vertical-align="middle" draw:auto-grow-height="false" fo:min-height="0.703cm" fo:min-width="1.72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02cm" fo:min-width="14.10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9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242cm" fo:min-width="5.533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75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5.142cm" fo:min-width="14.10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dee6ef" loext:fill-use-slide-background="false" draw:textarea-horizontal-align="justify" draw:textarea-vertical-align="middle" draw:auto-grow-height="false" fo:min-height="0.386cm" fo:min-width="4.262cm" loext:decorative="false"/>
    </style:style>
    <style:style style:name="gr2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03cm" fo:min-width="1.723cm" loext:decorative="false"/>
    </style:style>
    <style:style style:name="gr2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03cm" fo:min-width="14.105cm" loext:decorative="false"/>
    </style:style>
    <style:style style:name="gr2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623cm" fo:min-width="4.341cm" loext:decorative="false"/>
    </style:style>
    <style:style style:name="gr29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623cm" fo:min-width="2.675cm" loext:decorative="fals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b4c7dc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.27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7.938cm" svg:x="2.90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24cm" svg:height="1.27cm" svg:x="2.90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3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2cm" svg:height="0.953cm" svg:x="5.12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5.12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7.3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9.57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4.605cm" svg:height="5.715cm" svg:x="3.222cm" svg:y="5.44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9cm" svg:height="0.683cm" svg:x="3.222cm" svg:y="1.952cm">
          <draw:text-box>
            <text:p><text:span text:style-name="T1">File</text:span></text:p>
          </draw:text-box>
        </draw:frame>
        <draw:frame draw:style-name="gr7" draw:text-style-name="P4" draw:layer="layout" svg:width="1.171cm" svg:height="0.683cm" svg:x="4.492cm" svg:y="1.952cm">
          <draw:text-box>
            <text:p><text:span text:style-name="T1">Edit</text:span></text:p>
          </draw:text-box>
        </draw:frame>
        <draw:frame draw:style-name="gr8" draw:text-style-name="P5" draw:layer="layout" svg:width="2.407cm" svg:height="0.763cm" svg:x="2.805cm" svg:y="3.681cm">
          <draw:text-box>
            <text:p><text:span text:style-name="T2">Overview</text:span></text:p>
          </draw:text-box>
        </draw:frame>
        <draw:frame draw:style-name="gr9" draw:text-style-name="P3" draw:layer="layout" svg:width="1.768cm" svg:height="0.806cm" svg:x="5.445cm" svg:y="3.687cm">
          <draw:text-box>
            <text:p><text:span text:style-name="T3">Detail</text:span></text:p>
          </draw:text-box>
        </draw:frame>
        <draw:frame draw:style-name="gr10" draw:text-style-name="P3" draw:layer="layout" svg:width="2.068cm" svg:height="0.806cm" svg:x="7.487cm" svg:y="3.687cm">
          <draw:text-box>
            <text:p><text:span text:style-name="T3">Search</text:span></text:p>
          </draw:text-box>
        </draw:frame>
        <draw:frame draw:style-name="gr11" draw:text-style-name="P3" draw:layer="layout" svg:width="2.318cm" svg:height="0.806cm" svg:x="9.572cm" svg:y="3.687cm">
          <draw:text-box>
            <text:p><text:span text:style-name="T3">New rec</text:span></text:p>
          </draw:text-box>
        </draw:frame>
        <draw:frame draw:style-name="gr8" draw:text-style-name="P5" draw:layer="layout" svg:width="2.407cm" svg:height="0.763cm" svg:x="2.806cm" svg:y="3.682cm">
          <draw:text-box>
            <text:p><text:span text:style-name="T2">Overview</text:span></text:p>
          </draw:text-box>
        </draw:frame>
        <draw:frame draw:style-name="gr8" draw:text-style-name="P5" draw:layer="layout" svg:width="3.81cm" svg:height="0.763cm" svg:x="8.62cm" svg:y="12.112cm">
          <draw:text-box>
            <text:p><text:span text:style-name="T2">Status: update</text:span></text:p>
          </draw:text-box>
        </draw:frame>
        <draw:custom-shape draw:style-name="gr1" draw:text-style-name="P1" draw:layer="layout" svg:width="15.24cm" svg:height="1.27cm" svg:x="2.905cm" svg:y="14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7.938cm" svg:x="2.905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24cm" svg:height="1.27cm" svg:x="2.905cm" svg:y="25.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22cm" svg:height="0.953cm" svg:x="2.905cm" svg:y="16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2cm" svg:height="0.953cm" svg:x="5.128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.128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7.35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9.572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4.605cm" svg:height="5.715cm" svg:x="3.222cm" svg:y="18.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9cm" svg:height="0.683cm" svg:x="3.222cm" svg:y="15.287cm">
          <draw:text-box>
            <text:p><text:span text:style-name="T1">File</text:span></text:p>
          </draw:text-box>
        </draw:frame>
        <draw:frame draw:style-name="gr7" draw:text-style-name="P4" draw:layer="layout" svg:width="1.171cm" svg:height="0.683cm" svg:x="4.492cm" svg:y="15.287cm">
          <draw:text-box>
            <text:p><text:span text:style-name="T1">Edit</text:span></text:p>
          </draw:text-box>
        </draw:frame>
        <draw:frame draw:style-name="gr8" draw:text-style-name="P5" draw:layer="layout" svg:width="2.407cm" svg:height="0.763cm" svg:x="2.805cm" svg:y="17.016cm">
          <draw:text-box>
            <text:p><text:span text:style-name="T2">Overview</text:span></text:p>
          </draw:text-box>
        </draw:frame>
        <draw:frame draw:style-name="gr9" draw:text-style-name="P3" draw:layer="layout" svg:width="1.768cm" svg:height="0.806cm" svg:x="5.445cm" svg:y="17.022cm">
          <draw:text-box>
            <text:p><text:span text:style-name="T3">Detail</text:span></text:p>
          </draw:text-box>
        </draw:frame>
        <draw:frame draw:style-name="gr10" draw:text-style-name="P3" draw:layer="layout" svg:width="2.068cm" svg:height="0.806cm" svg:x="7.487cm" svg:y="17.022cm">
          <draw:text-box>
            <text:p><text:span text:style-name="T3">Search</text:span></text:p>
          </draw:text-box>
        </draw:frame>
        <draw:frame draw:style-name="gr11" draw:text-style-name="P3" draw:layer="layout" svg:width="2.318cm" svg:height="0.806cm" svg:x="9.572cm" svg:y="17.022cm">
          <draw:text-box>
            <text:p><text:span text:style-name="T3">New rec</text:span></text:p>
          </draw:text-box>
        </draw:frame>
        <draw:frame draw:style-name="gr13" draw:text-style-name="P5" draw:layer="layout" svg:width="3.81cm" svg:height="0.898cm" svg:x="8.544cm" svg:y="25.502cm">
          <draw:text-box>
            <text:p><text:span text:style-name="T2">Status: update</text:span></text:p>
          </draw:text-box>
        </draw:frame>
        <draw:custom-shape draw:style-name="gr14" draw:text-style-name="P1" draw:layer="layout" svg:width="14.605cm" svg:height="0.952cm" svg:x="3.22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24cm" svg:height="1.27cm" svg:x="2.905cm" svg:y="1.63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285cm" svg:height="0.725cm" svg:x="3.222cm" svg:y="5.591cm">
          <draw:text-box>
            <text:p><text:span text:style-name="T4">Title</text:span></text:p>
          </draw:text-box>
        </draw:frame>
        <draw:frame draw:style-name="gr16" draw:text-style-name="P7" draw:layer="layout" svg:width="1.747cm" svg:height="0.725cm" svg:x="5.112cm" svg:y="5.654cm">
          <draw:text-box>
            <text:p><text:span text:style-name="T4">Author</text:span></text:p>
          </draw:text-box>
        </draw:frame>
        <draw:frame draw:style-name="gr17" draw:text-style-name="P7" draw:layer="layout" svg:width="1.357cm" svg:height="0.725cm" svg:x="7.843cm" svg:y="5.672cm">
          <draw:text-box>
            <text:p><text:span text:style-name="T4">Year</text:span></text:p>
          </draw:text-box>
        </draw:frame>
        <draw:frame draw:style-name="gr18" draw:text-style-name="P7" draw:layer="layout" svg:width="2.492cm" svg:height="0.725cm" svg:x="10.365cm" svg:y="5.672cm">
          <draw:text-box>
            <text:p><text:span text:style-name="T4">Availability</text:span></text:p>
          </draw:text-box>
        </draw:frame>
        <draw:frame draw:style-name="gr19" draw:text-style-name="P7" draw:layer="layout" svg:width="2.102cm" svg:height="0.725cm" svg:x="13.54cm" svg:y="5.672cm">
          <draw:text-box>
            <text:p><text:span text:style-name="T4">Location</text:span></text:p>
          </draw:text-box>
        </draw:frame>
        <draw:custom-shape draw:style-name="gr20" draw:text-style-name="P8" draw:layer="layout" svg:width="6.033cm" svg:height="3.492cm" svg:x="3.857cm" svg:y="19.415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398cm" svg:height="3.009cm" svg:x="11.477cm" svg:y="19.732cm">
          <draw:text-box>
            <text:p><text:span text:style-name="T5">Detial text about </text:span><text:span text:style-name="T5">the painting:</text:span><text:span text:style-name="T5"><text:line-break/></text:span><text:span text:style-name="T5">in corresponding</text:span></text:p>
            <text:p><text:span text:style-name="T5">Section.</text:span></text:p>
            <text:p><text:span text:style-name="T5"/></text:p>
            <text:p><text:span text:style-name="T5">Another details:</text:span></text:p>
            <text:p><text:span text:style-name="T5">More text</text:span></text:p>
            <text:p><text:span text:style-name="T5"/></text:p>
          </draw:text-box>
        </draw:frame>
      </draw:page>
      <draw:page draw:name="page2" draw:style-name="dp1" draw:master-page-name="Default">
        <draw:custom-shape draw:style-name="gr1" draw:text-style-name="P1" draw:layer="layout" svg:width="15.24cm" svg:height="1.27cm" svg:x="3.005cm" svg:y="15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7.938cm" svg:x="3.005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24cm" svg:height="1.27cm" svg:x="3.005cm" svg:y="25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22cm" svg:height="0.953cm" svg:x="3.005cm" svg:y="17.1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2cm" svg:height="0.953cm" svg:x="5.228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5.228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7.45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9.67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4.605cm" svg:height="5.715cm" svg:x="3.322cm" svg:y="19.09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9cm" svg:height="0.683cm" svg:x="3.322cm" svg:y="15.604cm">
          <draw:text-box>
            <text:p><text:span text:style-name="T1">File</text:span></text:p>
          </draw:text-box>
        </draw:frame>
        <draw:frame draw:style-name="gr7" draw:text-style-name="P4" draw:layer="layout" svg:width="1.171cm" svg:height="0.683cm" svg:x="4.592cm" svg:y="15.604cm">
          <draw:text-box>
            <text:p><text:span text:style-name="T1">Edit</text:span></text:p>
          </draw:text-box>
        </draw:frame>
        <draw:frame draw:style-name="gr8" draw:text-style-name="P5" draw:layer="layout" svg:width="2.407cm" svg:height="0.763cm" svg:x="2.905cm" svg:y="17.333cm">
          <draw:text-box>
            <text:p><text:span text:style-name="T2">Overview</text:span></text:p>
          </draw:text-box>
        </draw:frame>
        <draw:frame draw:style-name="gr9" draw:text-style-name="P3" draw:layer="layout" svg:width="1.768cm" svg:height="0.806cm" svg:x="5.545cm" svg:y="17.339cm">
          <draw:text-box>
            <text:p><text:span text:style-name="T3">Detail</text:span></text:p>
          </draw:text-box>
        </draw:frame>
        <draw:frame draw:style-name="gr10" draw:text-style-name="P3" draw:layer="layout" svg:width="2.068cm" svg:height="0.806cm" svg:x="7.587cm" svg:y="17.339cm">
          <draw:text-box>
            <text:p><text:span text:style-name="T3">Search</text:span></text:p>
          </draw:text-box>
        </draw:frame>
        <draw:frame draw:style-name="gr11" draw:text-style-name="P3" draw:layer="layout" svg:width="2.318cm" svg:height="0.806cm" svg:x="9.672cm" svg:y="17.339cm">
          <draw:text-box>
            <text:p><text:span text:style-name="T3">New rec</text:span></text:p>
          </draw:text-box>
        </draw:frame>
        <draw:frame draw:style-name="gr22" draw:text-style-name="P5" draw:layer="layout" svg:width="3.81cm" svg:height="1.275cm" svg:x="9.037cm" svg:y="25.765cm">
          <draw:text-box>
            <text:p><text:span text:style-name="T2">Status: update</text:span></text:p>
          </draw:text-box>
        </draw:frame>
        <draw:custom-shape draw:style-name="gr1" draw:text-style-name="P1" draw:layer="layout" svg:width="15.24cm" svg:height="1.27cm" svg:x="3.005cm" svg:y="2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7.938cm" svg:x="3.005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24cm" svg:height="1.27cm" svg:x="3.005cm" svg:y="13.0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22cm" svg:height="0.953cm" svg:x="3.005cm" svg:y="4.8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2cm" svg:height="0.953cm" svg:x="5.228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5.228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.45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22cm" svg:height="0.953cm" svg:x="9.672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4.605cm" svg:height="5.392cm" svg:x="3.322cm" svg:y="7.03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9cm" svg:height="0.683cm" svg:x="3.322cm" svg:y="3.216cm">
          <draw:text-box>
            <text:p><text:span text:style-name="T1">File</text:span></text:p>
          </draw:text-box>
        </draw:frame>
        <draw:frame draw:style-name="gr7" draw:text-style-name="P4" draw:layer="layout" svg:width="1.171cm" svg:height="0.683cm" svg:x="4.592cm" svg:y="3.216cm">
          <draw:text-box>
            <text:p><text:span text:style-name="T1">Edit</text:span></text:p>
          </draw:text-box>
        </draw:frame>
        <draw:frame draw:style-name="gr8" draw:text-style-name="P5" draw:layer="layout" svg:width="2.407cm" svg:height="0.763cm" svg:x="2.905cm" svg:y="4.945cm">
          <draw:text-box>
            <text:p><text:span text:style-name="T2">Overview</text:span></text:p>
          </draw:text-box>
        </draw:frame>
        <draw:frame draw:style-name="gr24" draw:text-style-name="P3" draw:layer="layout" svg:width="1.768cm" svg:height="0.806cm" svg:x="5.545cm" svg:y="4.951cm">
          <draw:text-box>
            <text:p><text:span text:style-name="T3">Detail</text:span></text:p>
          </draw:text-box>
        </draw:frame>
        <draw:frame draw:style-name="gr24" draw:text-style-name="P3" draw:layer="layout" svg:width="2.068cm" svg:height="0.806cm" svg:x="7.587cm" svg:y="4.951cm">
          <draw:text-box>
            <text:p><text:span text:style-name="T3">Search</text:span></text:p>
          </draw:text-box>
        </draw:frame>
        <draw:frame draw:style-name="gr11" draw:text-style-name="P3" draw:layer="layout" svg:width="2.318cm" svg:height="0.806cm" svg:x="9.672cm" svg:y="4.951cm">
          <draw:text-box>
            <text:p><text:span text:style-name="T3">New rec</text:span></text:p>
          </draw:text-box>
        </draw:frame>
        <draw:frame draw:style-name="gr8" draw:text-style-name="P5" draw:layer="layout" svg:width="2.407cm" svg:height="0.763cm" svg:x="2.906cm" svg:y="4.946cm">
          <draw:text-box>
            <text:p><text:span text:style-name="T2">Overview</text:span></text:p>
          </draw:text-box>
        </draw:frame>
        <draw:frame draw:style-name="gr22" draw:text-style-name="P5" draw:layer="layout" svg:width="3.81cm" svg:height="1.275cm" svg:x="9.037cm" svg:y="13.377cm">
          <draw:text-box>
            <text:p><text:span text:style-name="T2">Status: update</text:span></text:p>
          </draw:text-box>
        </draw:frame>
        <draw:custom-shape draw:style-name="gr25" draw:text-style-name="P2" draw:layer="layout" svg:width="4.762cm" svg:height="0.636cm" svg:x="7.35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2.068cm" svg:height="0.806cm" svg:x="12.747cm" svg:y="5.909cm">
          <draw:text-box>
            <text:p><text:span text:style-name="T3">Search</text:span></text:p>
          </draw:text-box>
        </draw:frame>
        <draw:custom-shape draw:style-name="gr26" draw:text-style-name="P1" draw:layer="layout" svg:width="2.223cm" svg:height="0.953cm" svg:x="12.747cm" svg:y="5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1.285cm" svg:height="0.725cm" svg:x="3.222cm" svg:y="7.178cm">
          <draw:text-box>
            <text:p><text:span text:style-name="T4">Title</text:span></text:p>
          </draw:text-box>
        </draw:frame>
        <draw:frame draw:style-name="gr16" draw:text-style-name="P7" draw:layer="layout" svg:width="1.747cm" svg:height="0.725cm" svg:x="5.112cm" svg:y="7.241cm">
          <draw:text-box>
            <text:p><text:span text:style-name="T4">Author</text:span></text:p>
          </draw:text-box>
        </draw:frame>
        <draw:frame draw:style-name="gr17" draw:text-style-name="P7" draw:layer="layout" svg:width="1.357cm" svg:height="0.725cm" svg:x="7.843cm" svg:y="7.259cm">
          <draw:text-box>
            <text:p><text:span text:style-name="T4">Year</text:span></text:p>
          </draw:text-box>
        </draw:frame>
        <draw:frame draw:style-name="gr18" draw:text-style-name="P7" draw:layer="layout" svg:width="2.492cm" svg:height="0.725cm" svg:x="10.365cm" svg:y="7.259cm">
          <draw:text-box>
            <text:p><text:span text:style-name="T4">Availability</text:span></text:p>
          </draw:text-box>
        </draw:frame>
        <draw:frame draw:style-name="gr19" draw:text-style-name="P7" draw:layer="layout" svg:width="2.102cm" svg:height="0.725cm" svg:x="13.54cm" svg:y="7.259cm">
          <draw:text-box>
            <text:p><text:span text:style-name="T4">Location</text:span></text:p>
          </draw:text-box>
        </draw:frame>
        <draw:custom-shape draw:style-name="gr27" draw:text-style-name="P1" draw:layer="layout" svg:width="14.605cm" svg:height="0.953cm" svg:x="3.322cm" svg:y="7.0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841cm" svg:height="0.873cm" svg:x="3.778cm" svg:y="19.4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841cm" svg:height="0.873cm" svg:x="3.804cm" svg:y="20.6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175cm" svg:height="0.873cm" svg:x="3.857cm" svg:y="22.0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175cm" svg:height="0.873cm" svg:x="11.794cm" svg:y="20.6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175cm" svg:height="0.873cm" svg:x="11.794cm" svg:y="19.494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068cm" svg:height="0.806cm" svg:x="8.619cm" svg:y="19.561cm">
          <draw:text-box>
            <text:p><text:span text:style-name="T3">title</text:span></text:p>
          </draw:text-box>
        </draw:frame>
        <draw:frame draw:style-name="gr10" draw:text-style-name="P3" draw:layer="layout" svg:width="2.068cm" svg:height="0.806cm" svg:x="8.619cm" svg:y="20.685cm">
          <draw:text-box>
            <text:p><text:span text:style-name="T3">author</text:span></text:p>
          </draw:text-box>
        </draw:frame>
        <draw:frame draw:style-name="gr10" draw:text-style-name="P3" draw:layer="layout" svg:width="2.068cm" svg:height="0.806cm" svg:x="7.186cm" svg:y="22.101cm">
          <draw:text-box>
            <text:p><text:span text:style-name="T3">year</text:span></text:p>
          </draw:text-box>
        </draw:frame>
        <draw:frame draw:style-name="gr10" draw:text-style-name="P3" draw:layer="layout" svg:width="2.784cm" svg:height="0.806cm" svg:x="14.89cm" svg:y="19.587cm">
          <draw:text-box>
            <text:p><text:span text:style-name="T3">availability</text:span></text:p>
          </draw:text-box>
        </draw:frame>
        <draw:frame draw:style-name="gr10" draw:text-style-name="P3" draw:layer="layout" svg:width="2.208cm" svg:height="0.806cm" svg:x="14.89cm" svg:y="20.698cm">
          <draw:text-box>
            <text:p><text:span text:style-name="T3">location</text:span></text:p>
          </draw:text-box>
        </draw:frame>
        <draw:frame draw:style-name="gr10" draw:text-style-name="P3" draw:layer="layout" svg:width="2.068cm" svg:height="0.806cm" svg:x="14.915cm" svg:y="23.371cm">
          <draw:text-box>
            <text:p><text:span text:style-name="T3">Enter</text:span></text:p>
          </draw:text-box>
        </draw:frame>
        <draw:custom-shape draw:style-name="gr26" draw:text-style-name="P1" draw:layer="layout" svg:width="2.223cm" svg:height="0.953cm" svg:x="14.651cm" svg:y="23.22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4:40:42.906369241</meta:creation-date>
    <dc:date>2025-04-04T23:05:23.262418615</dc:date>
    <meta:editing-duration>PT3H7M42S</meta:editing-duration>
    <meta:editing-cycles>4</meta:editing-cycles>
    <meta:generator>LibreOffice/24.2.7.2$Linux_X86_64 LibreOffice_project/420$Build-2</meta:generator>
    <meta:document-statistic meta:object-count="96"/>
  </office:meta>
</office:document-meta>
</file>